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50000016E0282F42C9B461CF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9.715cm" svg:height="18.1cm" svg:x="0.022cm" svg:y="0cm">
          <draw:image xlink:href="Pictures/10000000000002D50000016E0282F42C9B461CF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6-12T11:27:56.791759055</meta:creation-date>
    <dc:date>2024-05-22T18:16:13.795178126</dc:date>
    <meta:editing-duration>PT3M28S</meta:editing-duration>
    <meta:editing-cycles>4</meta:editing-cycles>
    <meta:generator>LibreOffice/7.3.7.2$Linux_X86_64 LibreOffice_project/30$Build-2</meta:generator>
    <meta:document-statistic meta:object-count="1"/>
  </office:meta>
</office:document-meta>
</file>